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style:vertical-align="automatic" fo:wrap-option="wrap" fo:background-color="#757171"/>
    </style:style>
    <style:style style:name="ce4" style:family="table-cell" style:parent-style-name="Default" style:data-style-name="N0">
      <style:table-cell-properties fo:background-color="#757171"/>
    </style:style>
    <style:style style:name="ce5" style:family="table-cell" style:parent-style-name="Default" style:data-style-name="N0">
      <style:table-cell-properties style:vertical-align="automatic" fo:wrap-option="wrap" fo:background-color="#757171"/>
      <style:text-properties fo:color="#FF0000"/>
    </style:style>
    <style:style style:name="ce6" style:family="table-cell" style:parent-style-name="Default" style:data-style-name="N0">
      <style:table-cell-properties fo:background-color="#757171"/>
      <style:text-properties fo:color="#FF0000"/>
    </style:style>
    <style:style style:name="ce7" style:family="table-cell" style:parent-style-name="Default" style:data-style-name="N0">
      <style:table-cell-properties style:vertical-align="automatic" fo:wrap-option="wrap" fo:background-color="#FFFF00"/>
    </style:style>
    <style:style style:name="T1" style:family="text" style:parent-style-name="Default">
      <style:text-properties fo:color="#FF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2.69875cm"/>
    </style:style>
    <style:style style:name="co2" style:family="table-column">
      <style:table-column-properties fo:break-before="auto" style:column-width="2.56645833333333cm" style:use-optimal-column-width="true"/>
    </style:style>
    <style:style style:name="co3" style:family="table-column">
      <style:table-column-properties fo:break-before="auto" style:column-width="3.70416666666667cm" style:use-optimal-column-width="true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2.67229166666667cm"/>
    </style:style>
    <style:style style:name="co6" style:family="table-column">
      <style:table-column-properties fo:break-before="auto" style:column-width="3.12208333333333cm" style:use-optimal-column-width="true"/>
    </style:style>
    <style:style style:name="ro1" style:family="table-row">
      <style:table-row-properties style:row-height="4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60pt" style:use-optimal-row-height="true" fo:break-before="auto"/>
    </style:style>
    <style:style style:name="ro4" style:family="table-row">
      <style:table-row-properties style:row-height="75pt" style:use-optimal-row-height="true" fo:break-before="auto"/>
    </style:style>
    <style:style style:name="ro5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2"/>
        <table:table-column table:style-name="co2" table:number-columns-repeated="3" table:default-cell-style-name="ce1"/>
        <table:table-column table:style-name="co4" table:default-cell-style-name="ce2"/>
        <table:table-column table:style-name="co5" table:number-columns-repeated="2" table:default-cell-style-name="ce1"/>
        <table:table-column table:style-name="co1" table:number-columns-repeated="7" table:default-cell-style-name="ce1"/>
        <table:table-column table:style-name="co6" table:default-cell-style-name="ce1"/>
        <table:table-column table:style-name="co1" table:number-columns-repeated="16366" table:default-cell-style-name="ce1"/>
        <table:table-row table:style-name="ro1">
          <table:table-cell office:value-type="string" table:style-name="ce2">
            <text:p>Song Title:</text:p>
          </table:table-cell>
          <table:table-cell office:value-type="string" table:style-name="ce2">
            <text:p>Number of Kern/Silbe Pairs</text:p>
          </table:table-cell>
          <table:table-cell office:value-type="string" table:style-name="ce2">
            <text:p>Voice #1 Classification</text:p>
          </table:table-cell>
          <table:table-cell office:value-type="string" table:style-name="ce2">
            <text:p>Voice #2 Classification</text:p>
          </table:table-cell>
          <table:table-cell office:value-type="string" table:style-name="ce2">
            <text:p>Voice #3 Classification</text:p>
          </table:table-cell>
          <table:table-cell office:value-type="string" table:style-name="ce2">
            <text:p>Voice #4 Classification</text:p>
          </table:table-cell>
          <table:table-cell office:value-type="string" table:style-name="ce2">
            <text:p>Voice #5 Classification</text:p>
          </table:table-cell>
          <table:table-cell office:value-type="string" table:style-name="ce2">
            <text:p>Notes:</text:p>
          </table:table-cell>
          <table:table-cell office:value-type="string" table:style-name="ce1">
            <text:p># of Intro</text:p>
          </table:table-cell>
          <table:table-cell office:value-type="string" table:style-name="ce2">
            <text:p># of Preverse</text:p>
          </table:table-cell>
          <table:table-cell office:value-type="string" table:style-name="ce1">
            <text:p># of Verse</text:p>
          </table:table-cell>
          <table:table-cell office:value-type="string" table:style-name="ce1">
            <text:p># of Trans</text:p>
          </table:table-cell>
          <table:table-cell office:value-type="string" table:style-name="ce1">
            <text:p># of Prechorus</text:p>
          </table:table-cell>
          <table:table-cell office:value-type="string" table:style-name="ce1">
            <text:p># of Chorus</text:p>
          </table:table-cell>
          <table:table-cell office:value-type="string" table:style-name="ce1">
            <text:p># of Refrain</text:p>
          </table:table-cell>
          <table:table-cell office:value-type="string" table:style-name="ce1">
            <text:p># of Bridge</text:p>
          </table:table-cell>
          <table:table-cell office:value-type="string" table:style-name="ce1">
            <text:p># of Interlude</text:p>
          </table:table-cell>
          <table:table-cell office:value-type="string" table:style-name="ce1">
            <text:p># of Instrumental</text:p>
          </table:table-cell>
          <table:table-cell office:value-type="string" table:style-name="ce1">
            <text:p># of Solo</text:p>
          </table:table-cell>
          <table:table-cell office:value-type="string" table:style-name="ce1">
            <text:p># of Outro</text:p>
          </table:table-cell>
          <table:table-cell office:value-type="string" table:style-name="ce1">
            <text:p># of Fadeout</text:p>
          </table:table-cell>
          <table:table-cell office:value-type="string" table:style-name="ce1">
            <text:p># of Coda</text:p>
          </table:table-cell>
          <table:table-cell office:value-type="string" table:style-name="ce1">
            <text:p># of Theme</text:p>
          </table:table-cell>
          <table:table-cell office:value-type="string" table:style-name="ce1">
            <text:p># of Modulation</text:p>
          </table:table-cell>
          <table:table-cell table:number-columns-repeated="16360"/>
        </table:table-row>
        <table:table-row table:style-name="ro2">
          <table:table-cell office:value-type="string" table:style-name="ce2">
            <text:p>ABBA_Chiquitita_1979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table:number-columns-repeated="4" table:style-name="ce3"/>
          <table:table-cell office:value-type="string" table:style-name="ce2">
            <text:p>Missing formal label for A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2">
            <text:p>ABBA_HoneyHoney_1974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table:number-columns-repeated="4" table:style-name="ce3"/>
          <table:table-cell office:value-type="string" table:style-name="ce2">
            <text:p>Should have at least 1 more voice for C&amp;R (maybe + another for male vs female lead)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4" table:style-name="ce1"/>
          <table:table-cell office:value-type="float" office:value="2" table:style-name="ce1">
            <text:p>2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2">
            <text:p>AlGreen_OhMeOhMy_1975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Backing/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AliceCooper_SchoolsOut_1972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2">
            <text:p>AndyGibb_ShadowDancing_1978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Call &amp; Respons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63" table:style-name="ce1"/>
        </table:table-row>
        <table:table-row table:style-name="ro3">
          <table:table-cell office:value-type="string" table:style-name="ce2">
            <text:p>AnitaBaker_CaughtUpInTheRapture_1987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table:style-name="ce3"/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2">
            <text:p>AnitaBaker_SweetLove_1986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table:style-name="ce3"/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3" table:style-name="ce1"/>
        </table:table-row>
        <table:table-row table:style-name="ro3">
          <table:table-cell office:value-type="string" table:style-name="ce2">
            <text:p>AnneMurray_CouldIHaveThisDance_1980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table:style-name="ce3"/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7" table:style-name="ce1"/>
          <table:table-cell office:value-type="float" office:value="1" table:style-name="ce1">
            <text:p>1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AnneMurray_LoveSong_1974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table:style-name="ce3"/>
          <table:table-cell table:number-columns-repeated="3" table:style-name="ce4"/>
          <table:table-cell table:style-name="ce2"/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67" table:style-name="ce1"/>
        </table:table-row>
        <table:table-row table:style-name="ro4">
          <table:table-cell office:value-type="string" table:style-name="ce2">
            <text:p>BachmanTurnerOverdrive_RollOnDownTheHighway_1975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table:style-name="ce3"/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Bananarama_Venus_1986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table:style-name="ce3"/>
          <table:table-cell table:number-columns-repeated="3" table:style-name="ce4"/>
          <table:table-cell office:value-type="string" table:style-name="ce2">
            <text:p>".kern.hum" file exists for this song. When I try to open it, it says 0 lines, 0 bytes. Trash?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3" table:style-name="ce1"/>
        </table:table-row>
        <table:table-row table:style-name="ro2">
          <table:table-cell office:value-type="string" table:style-name="ce2">
            <text:p>BillyIdol_RebelYell_1984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table:style-name="ce3"/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BillyIdol_WhiteWedding_1983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Call &amp; Respons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2">
            <text:p>BillyJoel_DontAskMeWhy_1980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Backing/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BillySquier_TheStroke_1981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/Call &amp; Response</text:p>
          </table:table-cell>
          <table:table-cell table:style-name="ce3"/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">
            <text:p>BingCrosby_SilentNight_1960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table:style-name="ce3"/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BingCrosby_WhiteChristmas_1962.hum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Harmonize (Male choir?)</text:p>
          </table:table-cell>
          <table:table-cell office:value-type="string" table:style-name="ce2">
            <text:p>Harmonize (Femail choir?)</text:p>
          </table:table-cell>
          <table:table-cell table:number-columns-repeated="2" table:style-name="ce4"/>
          <table:table-cell office:value-type="string" table:style-name="ce2">
            <text:p>I'm having a hard time determining the difference between silbe 2&amp;3</text:p>
          </table:table-cell>
          <table:table-cell office:value-type="float" office:value="1" table:style-name="ce1">
            <text:p>1</text:p>
          </table:table-cell>
          <table:table-cell table:number-columns-repeated="13" table:style-name="ce1"/>
          <table:table-cell office:value-type="float" office:value="4" table:style-name="ce1">
            <text:p>4</text:p>
          </table:table-cell>
          <table:table-cell table:number-columns-repeated="16361"/>
        </table:table-row>
        <table:table-row table:style-name="ro1">
          <table:table-cell office:value-type="string" table:style-name="ce2">
            <text:p>BizMarkie_JustAFriend_1990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table:style-name="ce3"/>
          <table:table-cell table:number-columns-repeated="3" table:style-name="ce4"/>
          <table:table-cell table:style-name="ce2"/>
          <table:table-cell table:number-columns-repeated="2"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float" office:value="1" table:style-name="ce1">
            <text:p>1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2">
            <text:p>Blondie_OneWayOrAnother_1979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table:style-name="ce3"/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2">
            <text:p>BobSeger_LikeARock_1986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office:value-type="string" table:style-name="ce5">
            <text:p>Backing/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BrendaLee_SweetNothins_1960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office:value-type="string" table:style-name="ce5">
            <text:p>Backing/Riffing<text:s/>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6" table:style-name="ce1"/>
          <table:table-cell office:value-type="float" office:value="1" table:style-name="ce1">
            <text:p>1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2">
            <text:p>BruceChannel_HeyBaby_1962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table:style-name="ce3"/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2">
            <text:p>BruceSpringsteen_ImGoinDown_1985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table:style-name="ce3"/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table:number-columns-repeated="4"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2">
            <text:p>BruceSpringsteen_MyHometown_1985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table:style-name="ce3"/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2">
            <text:p>CheapTrick_DreamPolice_1979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office:value-type="string" table:style-name="ce5">
            <text:p>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3" table:style-name="ce1"/>
        </table:table-row>
        <table:table-row table:style-name="ro2">
          <table:table-cell office:value-type="string" table:style-name="ce2">
            <text:p>Chicago_25Or6To4_1970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office:value-type="string" table:style-name="ce5">
            <text:p>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3">
          <table:table-cell office:value-type="string" table:style-name="ce2">
            <text:p>Chicago_DoesAnybodyReallyKnowWhatTimeItIs_1970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Harmonize</text:p>
          </table:table-cell>
          <table:table-cell table:number-columns-repeated="3" table:style-name="ce4"/>
          <table:table-cell table:style-name="ce2"/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Chicago_FeelinStrongerEveryDay_1973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Backing/Harmonize</text:p>
          </table:table-cell>
          <table:table-cell table:number-columns-repeated="3" table:style-name="ce4"/>
          <table:table-cell office:value-type="string" table:style-name="ce2">
            <text:p>I believe the lyrics currently listed as "(vocalizing)" for voice 1 are "Y'know I'm alright now"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2">
            <text:p>ChubbyChecker_TheTwist_1962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office:value-type="string" table:style-name="ce5">
            <text:p>Backing<text:s/>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2">
            <text:p>ChuckBerry_AlmostGrown_1959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Backing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7" table:style-name="ce1"/>
          <table:table-cell office:value-type="float" office:value="3" table:style-name="ce1">
            <text:p>3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2">
            <text:p>ChuckBerry_ReelinAndRockin_1972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table:style-name="ce3"/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2" table:style-name="ce1">
            <text:p>12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CliffRichard_LivingDoll_1959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table:style-name="ce3"/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65" table:style-name="ce1"/>
        </table:table-row>
        <table:table-row table:style-name="ro3">
          <table:table-cell office:value-type="string" table:style-name="ce2">
            <text:p>CliffRichard_WeDontTalkAnymore_1979.hum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Harmonize</text:p>
          </table:table-cell>
          <table:table-cell office:value-type="string" table:style-name="ce2">
            <text:p>Harmonize (Falsetto)</text:p>
          </table:table-cell>
          <table:table-cell table:number-columns-repeated="2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Commodores_Lady_1981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Call &amp; Respons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2">
            <text:p>Commodores_Nightshift_1985.hum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Call &amp; Response</text:p>
          </table:table-cell>
          <table:table-cell office:value-type="string" table:style-name="ce2">
            <text:p>Backing/Harmonize</text:p>
          </table:table-cell>
          <table:table-cell table:number-columns-repeated="2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63" table:style-name="ce1"/>
        </table:table-row>
        <table:table-row table:style-name="ro4">
          <table:table-cell office:value-type="string" table:style-name="ce2">
            <text:p>CorneliusBrothersAndSisterRose_TreatHerLikeALady_1971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Backing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2">
            <text:p>Cream_SunshineOfYourLove_1968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office:value-type="string" table:style-name="ce5">
            <text:p>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63" table:style-name="ce1"/>
        </table:table-row>
        <table:table-row table:style-name="ro3">
          <table:table-cell office:value-type="string" table:style-name="ce2">
            <text:p>CreedenceClearwaterRevival_BadMoonRising_1969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table:style-name="ce3"/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65" table:style-name="ce1"/>
        </table:table-row>
        <table:table-row table:style-name="ro3">
          <table:table-cell office:value-type="string" table:style-name="ce2">
            <text:p>CreedenceClearwaterRevival_IPutASpellOnYou_1968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table:style-name="ce3"/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2">
            <text:p>CultureClub_KarmaChameleon_1984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office:value-type="string" table:style-name="ce5">
            <text:p>Backing/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3" table:style-name="ce1"/>
        </table:table-row>
        <table:table-row table:style-name="ro3">
          <table:table-cell office:value-type="string" table:style-name="ce2">
            <text:p>CyndiLauper_TheGooniesRGoodEnough_1985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office:value-type="string" table:style-name="ce5">
            <text:p>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2">
            <text:p>CyndiLauper_TrueColors_1986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/Riffing</text:p>
          </table:table-cell>
          <table:table-cell office:value-type="string" table:style-name="ce5">
            <text:p>Harmonize</text:p>
          </table:table-cell>
          <table:table-cell table:number-columns-repeated="3" table:style-name="ce4"/>
          <table:table-cell table:style-name="ce2"/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3">
          <table:table-cell office:value-type="string" table:style-name="ce2">
            <text:p>DarylHallAndJohnOates_KissOnMyList_1981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Harmonize</text:p>
          </table:table-cell>
          <table:table-cell table:number-columns-repeated="3" table:style-name="ce4"/>
          <table:table-cell office:value-type="string" table:style-name="ce2">
            <text:p>There's an odd <text:s/>instance of "fadeout" in the **leadinstrument during the outro<text:s/>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DavidBowie_BlueJean_1984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/Call &amp; Response</text:p>
          </table:table-cell>
          <table:table-cell table:style-name="ce5"/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3">
          <table:table-cell office:value-type="string" table:style-name="ce2">
            <text:p>DavidRuffinAndJimmyRuffin_StandByMe_1970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/Harmonize</text:p>
          </table:table-cell>
          <table:table-cell office:value-type="string" table:style-name="ce2">
            <text:p>Lead/Harmonize</text:p>
          </table:table-cell>
          <table:table-cell office:value-type="string" table:style-name="ce6">
            <text:p>Harmonize</text:p>
          </table:table-cell>
          <table:table-cell table:number-columns-repeated="2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DepecheMode_WorldInMyEyes_1990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office:value-type="string" table:style-name="ce5">
            <text:p>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DinahWashington_Unforgettable_1959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office:value-type="string" table:style-name="ce5">
            <text:p>Backing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DonnaSummer_LastDance_1978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table:style-name="ce3"/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2">
            <text:p>Donovan_SunshineSuperman_1966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65" table:style-name="ce1"/>
        </table:table-row>
        <table:table-row table:style-name="ro2">
          <table:table-cell office:value-type="string" table:style-name="ce2">
            <text:p>DrHook_SexyEyes_1980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3">
          <table:table-cell office:value-type="string" table:style-name="ce2">
            <text:p>DuranDuran_IsThereSomethingIShouldKnow_1983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office:value-type="string" table:style-name="ce5">
            <text:p>Backing/Harmonize</text:p>
          </table:table-cell>
          <table:table-cell table:number-columns-repeated="3" table:style-name="ce4"/>
          <table:table-cell office:value-type="string" table:style-name="ce2">
            <text:p>*There is an unlabeled section prior to the intro with only vocals/drums in mix that maybe should be labeled intro 1 or even preintro(?)</text:p>
          </table:table-cell>
          <table:table-cell office:value-type="string" table:style-name="ce1">
            <text:p>1*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EarthWindAndFire_September_1979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8" table:style-name="ce1"/>
        </table:table-row>
        <table:table-row table:style-name="ro2">
          <table:table-cell office:value-type="string" table:style-name="ce2">
            <text:p>EdwinStarr_War_1970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Harmonize/Call &amp; Respons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table:number-columns-repeated="6" table:style-name="ce1"/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3">
          <table:table-cell office:value-type="string" table:style-name="ce2">
            <text:p>EltonJohn_GoodbyeYellowBrickRoad_1973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Backing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">
            <text:p>EltonJohn_WhoWearsTheseShoes_1984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Backing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ElvisPresley_GuitarMan_1968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table:style-name="ce3"/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2">
            <text:p>ElvisPresley_LittleSister_1961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table:style-name="ce3"/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ElvisPresley_OneNight_1959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table:style-name="ce3"/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4" table:style-name="ce1"/>
          <table:table-cell office:value-type="float" office:value="2" table:style-name="ce1">
            <text:p>2</text:p>
          </table:table-cell>
          <table:table-cell table:number-columns-repeated="16368" table:style-name="ce1"/>
        </table:table-row>
        <table:table-row table:style-name="ro2">
          <table:table-cell office:value-type="string" table:style-name="ce2">
            <text:p>EricCarmen_Sunrise_1976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office:value-type="string" table:style-name="ce5">
            <text:p>Backing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EricClapton_LayDownSally_1978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office:value-type="string" table:style-name="ce5">
            <text:p>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2">
            <text:p>EricClapton_LetItRain_1972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office:value-type="string" table:style-name="ce5">
            <text:p>Harmonize</text:p>
          </table:table-cell>
          <table:table-cell office:value-type="string" table:style-name="ce6">
            <text:p>Call &amp; Response/Riffing</text:p>
          </table:table-cell>
          <table:table-cell table:number-columns-repeated="2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3">
          <table:table-cell office:value-type="string" table:style-name="ce2">
            <text:p>EricClapton_WillieAndTheHandJive_1974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table:style-name="ce3"/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FatsDomino_BeMyGuest_1959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table:style-name="ce3"/>
          <table:table-cell table:number-columns-repeated="3" table:style-name="ce4"/>
          <table:table-cell table:style-name="ce2"/>
          <table:table-cell table:number-columns-repeated="2" table:style-name="ce1"/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FontellaBass_RescueMe_1965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text:s/></text:p>
          </table:table-cell>
          <table:table-cell office:value-type="string" table:style-name="ce2">
            <text:p>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GenePitney_TownWithoutPity_1961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office:value-type="string" table:style-name="ce5">
            <text:p>Backing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2">
          <table:table-cell office:value-type="string" table:style-name="ce2">
            <text:p>Genesis_Abacab_1982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Call &amp; Response</text:p>
          </table:table-cell>
          <table:table-cell table:number-columns-repeated="3" table:style-name="ce4"/>
          <table:table-cell office:value-type="string" table:style-name="ce2">
            <text:p>* Labeled "Transition"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*2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GeorgeHarrison_BlowAway_1979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3">
          <table:table-cell office:value-type="string" table:style-name="ce2">
            <text:p>GeorgeHarrison_CrackerboxPalace_1977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office:value-type="string" table:style-name="ce5">
            <text:p>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3">
          <table:table-cell office:value-type="string" table:style-name="ce2">
            <text:p>GeorgeHarrison_GotMyMindSetOnYou_1988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office:value-type="string" table:style-name="ce5">
            <text:p>Harmonize (choir)</text:p>
          </table:table-cell>
          <table:table-cell table:number-columns-repeated="3" table:style-name="ce4"/>
          <table:table-cell table:style-name="ce2"/>
          <table:table-cell table:number-columns-repeated="2"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GinoVannelli_WildHorses_1987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3">
          <table:table-cell office:value-type="string" table:style-name="ce2">
            <text:p>GloriaGaynor_NeverCanSayGoodbye_1975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office:value-type="string" table:style-name="ce5">
            <text:p>Harmonize</text:p>
          </table:table-cell>
          <table:table-cell office:value-type="string" table:style-name="ce6">
            <text:p>Backing</text:p>
          </table:table-cell>
          <table:table-cell table:number-columns-repeated="2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GratefulDead_SugarMagnolia_1973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HankSnow_IveBeenEverywhere_1962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office:value-type="string" table:style-name="ce5">
            <text:p>Backing</text:p>
          </table:table-cell>
          <table:table-cell office:value-type="string" table:style-name="ce6">
            <text:p>Call &amp; Response<text:s/></text:p>
          </table:table-cell>
          <table:table-cell table:number-columns-repeated="2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4">
          <table:table-cell office:value-type="string" table:style-name="ce2">
            <text:p>HarryChapin_SundayMorningSunshine_1972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Harmonize/<text:span text:style-name="T1">Backing</text:span></text:p>
          </table:table-cell>
          <table:table-cell table:style-name="ce6"/>
          <table:table-cell table:number-columns-repeated="2" table:style-name="ce4"/>
          <table:table-cell office:value-type="string" table:style-name="ce2">
            <text:p>Note that there are un-transcribed segments of the song before the backing vocals start lyrically harmonizing wherein they provide backing vocals by way of humming<text:s/>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table:number-columns-repeated="6" table:style-name="ce1"/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3">
          <table:table-cell office:value-type="string" table:style-name="ce2">
            <text:p>Heart_CrazyOnYou_1978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/Harmonize</text:p>
          </table:table-cell>
          <table:table-cell office:value-type="string" table:style-name="ce2">
            <text:p>Lead/Harmonize</text:p>
          </table:table-cell>
          <table:table-cell table:number-columns-repeated="3" table:style-name="ce4"/>
          <table:table-cell office:value-type="string" table:style-name="ce2">
            <text:p>*There is an unlabeled section prior to the intro with only vocals/drums in mix that maybe should be labeled intro 1 or even preintro(?)</text:p>
          </table:table-cell>
          <table:table-cell office:value-type="string" table:style-name="ce1">
            <text:p>1*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16365" table:style-name="ce1"/>
        </table:table-row>
        <table:table-row table:style-name="ro2">
          <table:table-cell office:value-type="string" table:style-name="ce2">
            <text:p>Heart_MagicMan_1976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Har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2">
            <text:p>Heart_WhoWillYouRunTo_1987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office:value-type="string" table:style-name="ce5">
            <text:p>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3">
          <table:table-cell office:value-type="string" table:style-name="ce2">
            <text:p>JFrankWilsonAndTheCavaliers_LastKiss_1964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office:value-type="string" table:style-name="ce5">
            <text:p>Harmonize/Backing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JamesBrown_ColdSweatPart1_1967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table:style-name="ce3"/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JamesBrown_GetUp_1970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Harmonize/Call &amp; Respons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JamesBrown_IDontMind_1961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Backing/Call &amp; Respons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">
            <text:p>JamesBrown_IGotYou_1965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table:style-name="ce3"/>
          <table:table-cell table:number-columns-repeated="3" table:style-name="ce4"/>
          <table:table-cell table:style-name="ce2"/>
          <table:table-cell table:number-columns-repeated="2" table:style-name="ce1"/>
          <table:table-cell office:value-type="float" office:value="5" table:style-name="ce1">
            <text:p>5</text:p>
          </table:table-cell>
          <table:table-cell table:number-columns-repeated="4" table:style-name="ce1"/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2">
            <text:p>JanAndDean_SidewalkSurfin_1964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office:value-type="string" table:style-name="ce5">
            <text:p>Harmonize/Backing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7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2">
            <text:p>JanAndDean_TheLittleOldLady_1964.hum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Harmonize</text:p>
          </table:table-cell>
          <table:table-cell office:value-type="string" table:style-name="ce2">
            <text:p>Harmize/Backing</text:p>
          </table:table-cell>
          <table:table-cell table:number-columns-repeated="2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JerryJeffWalker_MrBojangles_1968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table:style-name="ce3"/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JimmyClanton_JustADream_1958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office:value-type="string" table:style-name="ce5">
            <text:p>Harmonize/Backing</text:p>
          </table:table-cell>
          <table:table-cell table:number-columns-repeated="3" table:style-name="ce4"/>
          <table:table-cell table:style-name="ce2"/>
          <table:table-cell table:number-columns-repeated="2"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">
            <text:p>JimmyReed_BabyWhatYouWantMeToDo_1960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6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2">
            <text:p>JohnDenver_BackHomeAgain_1974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office:value-type="string" table:style-name="ce5">
            <text:p>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3">
          <table:table-cell office:value-type="string" table:style-name="ce2">
            <text:p>JohnDenver_RockyMountainHigh_1972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office:value-type="string" table:style-name="ce5">
            <text:p>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JohnDenver_SeasonsOfTheHeart_1982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table:style-name="ce3"/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JohnnyCash_IGotStripes_1959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table:style-name="ce3"/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number-columns-repeated="9" table:style-name="ce1"/>
          <table:table-cell office:value-type="float" office:value="1" table:style-name="ce1">
            <text:p>1</text:p>
          </table:table-cell>
          <table:table-cell table:number-columns-repeated="16360"/>
        </table:table-row>
        <table:table-row table:style-name="ro3">
          <table:table-cell office:value-type="string" table:style-name="ce2">
            <text:p>JohnnyCash_TheWaysOfAWomanInLove_1958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Harmonize,<text:s/><text:span text:style-name="T1">Backing</text:span></text:p>
          </table:table-cell>
          <table:table-cell office:value-type="string" table:style-name="ce6">
            <text:p>Backing (Female)</text:p>
          </table:table-cell>
          <table:table-cell table:number-columns-repeated="2" table:style-name="ce4"/>
          <table:table-cell table:style-name="ce2"/>
          <table:table-cell table:number-columns-repeated="2" table:style-name="ce1"/>
          <table:table-cell office:value-type="float" office:value="4" table:style-name="ce1">
            <text:p>4</text:p>
          </table:table-cell>
          <table:table-cell table:number-columns-repeated="4" table:style-name="ce1"/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2">
            <text:p>JohnnyHorton_JohnnyReb_1959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office:value-type="string" table:style-name="ce5">
            <text:p>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table:number-columns-repeated="6" table:style-name="ce1"/>
          <table:table-cell office:value-type="float" office:value="1" table:style-name="ce1">
            <text:p>1</text:p>
          </table:table-cell>
          <table:table-cell table:number-columns-repeated="16363" table:style-name="ce1"/>
        </table:table-row>
        <table:table-row table:style-name="ro3">
          <table:table-cell office:value-type="string" table:style-name="ce2">
            <text:p>JohnnyHorton_TheBattleOfNewOrleans_1959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office:value-type="string" table:style-name="ce5">
            <text:p>Harmonize</text:p>
          </table:table-cell>
          <table:table-cell table:number-columns-repeated="3" table:style-name="ce4"/>
          <table:table-cell table:style-name="ce2"/>
          <table:table-cell table:number-columns-repeated="2" table:style-name="ce1"/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2">
            <text:p>JoniMitchell_BabyIDontCare_1982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JoniMitchell_BigYellowTaxi_1975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office:value-type="string" table:style-name="ce5">
            <text:p>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65" table:style-name="ce1"/>
        </table:table-row>
        <table:table-row table:style-name="ro3">
          <table:table-cell office:value-type="string" table:style-name="ce7">
            <text:p>JudasPriest_YouveGotAnotherThingComin_1982.hum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Harmonize</text:p>
          </table:table-cell>
          <table:table-cell office:value-type="string" table:style-name="ce2">
            <text:p>Harmonize</text:p>
          </table:table-cell>
          <table:table-cell table:number-columns-repeated="2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JuiceNewton_QueenOfHearts_1981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office:value-type="string" table:style-name="ce5">
            <text:p>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2">
          <table:table-cell office:value-type="string" table:style-name="ce2">
            <text:p>Kiss_RocketRide_1978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office:value-type="string" table:style-name="ce5">
            <text:p>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KoolAndTheGang_JungleBoogie_1974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Harmonize</text:p>
          </table:table-cell>
          <table:table-cell office:value-type="string" table:style-name="ce6">
            <text:p>Riffing</text:p>
          </table:table-cell>
          <table:table-cell table:number-columns-repeated="2" table:style-name="ce4"/>
          <table:table-cell table:style-name="ce2"/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3" table:style-name="ce1">
            <text:p>3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LaVernBaker_ICriedATear_1959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office:value-type="string" table:style-name="ce5">
            <text:p>Backing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7" table:style-name="ce1"/>
          <table:table-cell office:value-type="float" office:value="1" table:style-name="ce1">
            <text:p>1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2">
            <text:p>LedZeppelin_DyerMaker_1973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office:value-type="string" table:style-name="ce5">
            <text:p>Riffing (?)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4" table:style-name="ce1"/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3">
          <table:table-cell office:value-type="string" table:style-name="ce2">
            <text:p>LedZeppelin_OverTheHillsAndFarAway_1973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table:style-name="ce3"/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3">
          <table:table-cell office:value-type="string" table:style-name="ce2">
            <text:p>LeoSayer_YouMakeMeFeelLikeDancing_1977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office:value-type="string" table:style-name="ce5">
            <text:p>Backing/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LesleyGore_CaliforniaNights_1967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Backing/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Level42_SomethingAboutYou_1986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Backing/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3">
          <table:table-cell office:value-type="string" table:style-name="ce2">
            <text:p>LindaRonstadt_WhenWillIBeLoved_1975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Harmonize</text:p>
          </table:table-cell>
          <table:table-cell table:number-columns-repeated="3" table:style-name="ce4"/>
          <table:table-cell table:style-name="ce2"/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2">
            <text:p>LittleRiverBand_HelpIsOnItsWay_1977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office:value-type="string" table:style-name="ce5">
            <text:p>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LittleRiverBand_Reminiscing_1978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office:value-type="string" table:style-name="ce5">
            <text:p>Backing/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LouisArmstrong_HelloDolly_1964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table:style-name="ce3"/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3">
          <table:table-cell office:value-type="string" table:style-name="ce2">
            <text:p>LynyrdSkynyrd_SweetHomeAlabama_1974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office:value-type="string" table:style-name="ce5">
            <text:p>Backing/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table:number-columns-repeated="4" table:style-name="ce1"/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Madonna_OhFather_1990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Harmonize</text:p>
          </table:table-cell>
          <table:table-cell table:number-columns-repeated="3" table:style-name="ce4"/>
          <table:table-cell table:style-name="ce2"/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">
            <text:p>MarkyMark_GoodVibrations_1991.hum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Backing/Harmonize</text:p>
          </table:table-cell>
          <table:table-cell office:value-type="string" table:style-name="ce2">
            <text:p>Backing</text:p>
          </table:table-cell>
          <table:table-cell table:number-columns-repeated="2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2">
            <text:p>MarvinGaye_MercyMercyMe_1971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Harmonize</text:p>
          </table:table-cell>
          <table:table-cell office:value-type="string" table:style-name="ce6">
            <text:p>Backing</text:p>
          </table:table-cell>
          <table:table-cell table:number-columns-repeated="2" table:style-name="ce4"/>
          <table:table-cell office:value-type="string" table:style-name="ce2">
            <text:p>Suggesting backing vocals would be for the solo/fadeout at the end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2">
          <table:table-cell office:value-type="string" table:style-name="ce2">
            <text:p>Metallica_One_1989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table:style-name="ce3"/>
          <table:table-cell table:number-columns-repeated="3" table:style-name="ce4"/>
          <table:table-cell table:style-name="ce2"/>
          <table:table-cell table:style-name="ce1"/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number-columns-repeated="16365" table:style-name="ce1"/>
        </table:table-row>
        <table:table-row table:style-name="ro3">
          <table:table-cell office:value-type="string" table:style-name="ce2">
            <text:p>MichaelJackson_BeatIt_1983.hum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Harmonize/Call &amp; Response</text:p>
          </table:table-cell>
          <table:table-cell office:value-type="string" table:style-name="ce2">
            <text:p>Harmonize/Call &amp; Response/Backing</text:p>
          </table:table-cell>
          <table:table-cell table:number-columns-repeated="2" table:style-name="ce4"/>
          <table:table-cell table:style-name="ce2"/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3">
          <table:table-cell office:value-type="string" table:style-name="ce2">
            <text:p>MilliVanilli_BabyDontForgetMyNumber_1989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Backing/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67" table:style-name="ce1"/>
        </table:table-row>
        <table:table-row table:style-name="ro4">
          <table:table-cell office:value-type="string" table:style-name="ce2">
            <text:p>NakedEyes_AlwaysSomethingThereToRemindMe_1983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table:style-name="ce5"/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3">
          <table:table-cell office:value-type="string" table:style-name="ce2">
            <text:p>NancySinatra_TheseBootsAreMadeForWalkin_1966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table:style-name="ce3"/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3">
          <table:table-cell office:value-type="string" table:style-name="ce2">
            <text:p>NittyGrittyDirtBand_BuyForMeTheRain_1967.hum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Harmonize</text:p>
          </table:table-cell>
          <table:table-cell office:value-type="string" table:style-name="ce2">
            <text:p>Harmonize</text:p>
          </table:table-cell>
          <table:table-cell table:number-columns-repeated="2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">
            <text:p>OakRidgeBoys_Elvira_1981.hum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Harmonize</text:p>
          </table:table-cell>
          <table:table-cell office:value-type="string" table:style-name="ce2">
            <text:p>Backing/Harmonize</text:p>
          </table:table-cell>
          <table:table-cell table:number-columns-repeated="2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Oliver_GoodMorningStarshine_1969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Backing/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OtisRedding_TheDockOfTheBay_1968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Whistl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PatBenatar_Heartbreaker_1980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3">
          <table:table-cell office:value-type="string" table:style-name="ce2">
            <text:p>PaulMcCartneyAndWings_MyLove_1973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office:value-type="string" table:style-name="ce5">
            <text:p>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PaulMcCartney_MaybeImAmazed_1977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table:style-name="ce3"/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PaulRevereAndTheRaiders_Kicks_1966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3">
          <table:table-cell office:value-type="string" table:style-name="ce2">
            <text:p>PaulSimon_50WaysToLeaveYourLover_1976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office:value-type="string" table:style-name="ce5">
            <text:p>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2">
          <table:table-cell office:value-type="string" table:style-name="ce2">
            <text:p>PeggyLee_Fever_1958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table:style-name="ce3"/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">
            <text:p>PetShopBoys_AlwaysOnMyMind_1988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office:value-type="string" table:style-name="ce5">
            <text:p>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3">
          <table:table-cell office:value-type="string" table:style-name="ce2">
            <text:p>PetShopBoys_WhatHaveIDoneToDeserveThis_1988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Backing/Harmonize</text:p>
          </table:table-cell>
          <table:table-cell office:value-type="string" table:style-name="ce6">
            <text:p>Harmonize</text:p>
          </table:table-cell>
          <table:table-cell table:number-columns-repeated="2" table:style-name="ce4"/>
          <table:table-cell office:value-type="string" table:style-name="ce2">
            <text:p>Missing harmonizing voice says "What have I, what have I, what have I done to deserve this"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2">
            <text:p>PeterGabriel_ShockTheMonkey_1982.hum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Lead/Call &amp; Response</text:p>
          </table:table-cell>
          <table:table-cell office:value-type="string" table:style-name="ce2">
            <text:p>Harmonize</text:p>
          </table:table-cell>
          <table:table-cell office:value-type="string" table:style-name="ce2">
            <text:p>Backing</text:p>
          </table:table-cell>
          <table:table-cell table:number-columns-repeated="2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PhilCollins_TwoHearts_1989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office:value-type="string" table:style-name="ce5">
            <text:p>Backing/Harmonize/Call &amp; Respons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3">
          <table:table-cell office:value-type="string" table:style-name="ce2">
            <text:p>PinkFloyd_AnotherBrickInTheWall_1980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office:value-type="string" table:style-name="ce5">
            <text:p>Harmonize</text:p>
          </table:table-cell>
          <table:table-cell table:number-columns-repeated="3" table:style-name="ce4"/>
          <table:table-cell table:style-name="ce2"/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2">
          <table:table-cell office:value-type="string" table:style-name="ce2">
            <text:p>PinkFloyd_Money_1973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table:style-name="ce3"/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Quarterflash_HardenMyHeart_1982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office:value-type="string" table:style-name="ce5">
            <text:p>Backing/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table:number-columns-repeated="4" table:style-name="ce1"/>
          <table:table-cell office:value-type="float" office:value="2" table:style-name="ce1">
            <text:p>2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2">
            <text:p>Queen_WeAreTheChampions_1978.hum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Harmonize</text:p>
          </table:table-cell>
          <table:table-cell office:value-type="string" table:style-name="ce2">
            <text:p>Harmonize</text:p>
          </table:table-cell>
          <table:table-cell table:number-columns-repeated="2" table:style-name="ce4"/>
          <table:table-cell table:style-name="ce2"/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2">
            <text:p>Queensryche_SilentLucidity_1991.hum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Harmonize/Call &amp; Response</text:p>
          </table:table-cell>
          <table:table-cell office:value-type="string" table:style-name="ce2">
            <text:p>Harmonize/Call &amp; Response</text:p>
          </table:table-cell>
          <table:table-cell office:value-type="string" table:style-name="ce2">
            <text:p>Harmonize</text:p>
          </table:table-cell>
          <table:table-cell table:style-name="ce4"/>
          <table:table-cell office:value-type="string" table:style-name="ce2">
            <text:p>Voices 2 &amp; 3 can probably be consolidated into 1. Not sure why they're separate<text:s/>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3">
          <table:table-cell office:value-type="string" table:style-name="ce2">
            <text:p>REOSpeedwagon_TimeForMeToFly_1980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Backing/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RickJames_SuperFreak_1981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Harmonize/Backing/Call &amp; Response</text:p>
          </table:table-cell>
          <table:table-cell table:number-columns-repeated="3" table:style-name="ce4"/>
          <table:table-cell office:value-type="string" table:style-name="ce2">
            <text:p>Voice 2 is missing most all of its transcription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3">
          <table:table-cell office:value-type="string" table:style-name="ce2">
            <text:p>Rockwell_SomebodysWatchingMe_1984.hum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Harmonize</text:p>
          </table:table-cell>
          <table:table-cell office:value-type="string" table:style-name="ce2">
            <text:p>Harmonize</text:p>
          </table:table-cell>
          <table:table-cell table:number-columns-repeated="2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4">
          <table:table-cell office:value-type="string" table:style-name="ce2">
            <text:p>RogerMiller_YouCantRollerSkateInABuffaloHerd_1966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table:style-name="ce3"/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65" table:style-name="ce1"/>
        </table:table-row>
        <table:table-row table:style-name="ro2">
          <table:table-cell office:value-type="string" table:style-name="ce2">
            <text:p>Roxette_TheLook_1989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Call &amp; Response</text:p>
          </table:table-cell>
          <table:table-cell office:value-type="string" table:style-name="ce6">
            <text:p>Harmonize</text:p>
          </table:table-cell>
          <table:table-cell table:number-columns-repeated="2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Rush_TheSpiritOfRadio_1980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table:style-name="ce3"/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4" table:style-name="ce1"/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SammyHagar_ICantDrive55_1984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office:value-type="string" table:style-name="ce5">
            <text:p>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2">
          <table:table-cell office:value-type="string" table:style-name="ce2">
            <text:p>Santana_EvilWays_1970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office:value-type="string" table:style-name="ce5">
            <text:p>Harmonize</text:p>
          </table:table-cell>
          <table:table-cell table:number-columns-repeated="3" table:style-name="ce4"/>
          <table:table-cell table:style-name="ce2"/>
          <table:table-cell table:number-columns-repeated="2" table:style-name="ce1"/>
          <table:table-cell office:value-type="float" office:value="3" table:style-name="ce1">
            <text:p>3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65" table:style-name="ce1"/>
        </table:table-row>
        <table:table-row table:style-name="ro3">
          <table:table-cell office:value-type="string" table:style-name="ce2">
            <text:p>SimonAndGarfunkel_AHazyShadeOfWinter_1966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office:value-type="string" table:style-name="ce5">
            <text:p>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2">
            <text:p>SimonAndGarfunkel_Cecilia_1970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3" table:style-name="ce1"/>
        </table:table-row>
        <table:table-row table:style-name="ro3">
          <table:table-cell office:value-type="string" table:style-name="ce2">
            <text:p>SimonAndGarfunkel_ElCondorPasa_1970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office:value-type="string" table:style-name="ce5">
            <text:p>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">
            <text:p>SimonAndGarfunkel_MrsRobinson_1968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3" table:style-name="ce1"/>
        </table:table-row>
        <table:table-row table:style-name="ro3">
          <table:table-cell office:value-type="string" table:style-name="ce2">
            <text:p>SimonAndGarfunkel_TheSoundsOfSilence_1965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SimpleMinds_SanctifyYourself_1986.hum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Harmonize/Call &amp; Response</text:p>
          </table:table-cell>
          <table:table-cell office:value-type="string" table:style-name="ce2">
            <text:p>Harmonize</text:p>
          </table:table-cell>
          <table:table-cell office:value-type="string" table:style-name="ce2">
            <text:p>Harmonize</text:p>
          </table:table-cell>
          <table:table-cell office:value-type="string" table:style-name="ce2">
            <text:p>Backing</text:p>
          </table:table-cell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2">
            <text:p>SoftCell_TaintedLove_1982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office:value-type="string" table:style-name="ce5">
            <text:p>Backing/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float" office:value="1" table:style-name="ce1">
            <text:p>1</text:p>
          </table:table-cell>
          <table:table-cell table:number-columns-repeated="16363" table:style-name="ce1"/>
        </table:table-row>
        <table:table-row table:style-name="ro3">
          <table:table-cell office:value-type="string" table:style-name="ce2">
            <text:p>SonnyAndCher_AllIEverNeedIsYou_1971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/Harmonize</text:p>
          </table:table-cell>
          <table:table-cell office:value-type="string" table:style-name="ce2">
            <text:p>Lead/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2">
            <text:p>SpandauBallet_True_1983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Backing/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2"/>
        </table:table-row>
        <table:table-row table:style-name="ro3">
          <table:table-cell office:value-type="string" table:style-name="ce2">
            <text:p>StephanieMills_NeverKnewLoveLikeThisBefore_1980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Backing/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Steppenwolf_BornToBeWild_1968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table:style-name="ce3"/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SteveMillerBand_RocknMe_1976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office:value-type="string" table:style-name="ce5">
            <text:p>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">
            <text:p>StevieB_BecauseILoveYou_1991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table:style-name="ce3"/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3" table:style-name="ce1"/>
        </table:table-row>
        <table:table-row table:style-name="ro3">
          <table:table-cell office:value-type="string" table:style-name="ce2">
            <text:p>The5thDimension_IfICouldReachYou_1972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office:value-type="string" table:style-name="ce5">
            <text:p>Backing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TheBeachBoys_InMyRoom_1963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office:value-type="string" table:style-name="ce5">
            <text:p>Harmonize</text:p>
          </table:table-cell>
          <table:table-cell office:value-type="string" table:style-name="ce6">
            <text:p>Harmonize</text:p>
          </table:table-cell>
          <table:table-cell office:value-type="string" table:style-name="ce6">
            <text:p>Harmonize</text:p>
          </table:table-cell>
          <table:table-cell office:value-type="string" table:style-name="ce6">
            <text:p>Harmonize (?)</text:p>
          </table:table-cell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2">
            <text:p>TheBeachBoys_Kokomo_1988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2">
            <text:p>TheBeatles_AHardDaysNight_1964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TheBeatles_ComeTogether_1969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2">
            <text:p>TheBeatles_EightDaysAWeek_1965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2">
          <table:table-cell office:value-type="string" table:style-name="ce2">
            <text:p>TheBeatles_Help_1965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">
            <text:p>TheBeatles_ISawHerStandingThere_1964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TheBeatles_LoveMeDo_1964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2">
            <text:p>TheBeatles_ObLaDiObLaDa_1976.hum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Harmonize</text:p>
          </table:table-cell>
          <table:table-cell office:value-type="string" table:style-name="ce7">
            <text:p>Unsure</text:p>
          </table:table-cell>
          <table:table-cell table:number-columns-repeated="2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2">
            <text:p>TheChiffons_HesSoFine_1963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Backing/Call &amp; Respons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2">
            <text:p>TheChiffons_SweetTalkinGuy_1966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Harmonize/Backing/Call &amp; Response</text:p>
          </table:table-cell>
          <table:table-cell table:number-columns-repeated="3" table:style-name="ce4"/>
          <table:table-cell office:value-type="string" table:style-name="ce2">
            <text:p>* Labeled "Transition"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1*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2">
            <text:p>TheCrystals_HesARebel_1962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office:value-type="string" table:style-name="ce5">
            <text:p>Harmonize/Backing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2">
            <text:p>TheDoors_RidersOnTheStorm_1971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table:style-name="ce3"/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TheEagles_AlreadyGone_1974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table:number-columns-repeated="4"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2">
            <text:p>TheEagles_LyinEyes_1975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2">
            <text:p>TheElectricPrunes_IHadTooMuchToDream_1967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table:style-name="ce3"/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2">
            <text:p>TheEverlyBrothers_BirdDog_1958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office:value-type="string" table:style-name="ce5">
            <text:p>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6" table:style-name="ce1"/>
          <table:table-cell office:value-type="float" office:value="1" table:style-name="ce1">
            <text:p>1</text:p>
          </table:table-cell>
          <table:table-cell table:number-columns-repeated="16363" table:style-name="ce1"/>
        </table:table-row>
        <table:table-row table:style-name="ro3">
          <table:table-cell office:value-type="string" table:style-name="ce2">
            <text:p>TheEverlyBrothers_ThatsOldFashioned_1962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16362"/>
        </table:table-row>
        <table:table-row table:style-name="ro3">
          <table:table-cell office:value-type="string" table:style-name="ce2">
            <text:p>TheEverlyBrothers_WalkRightBack_1961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office:value-type="string" table:style-name="ce5">
            <text:p>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9" table:style-name="ce1"/>
          <table:table-cell office:value-type="float" office:value="1" table:style-name="ce1">
            <text:p>1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2">
            <text:p>TheHollies_CarrieAnne_1967.hum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Lead/Harmonize/Backing</text:p>
          </table:table-cell>
          <table:table-cell office:value-type="string" table:style-name="ce2">
            <text:p>Harmonize/Backing</text:p>
          </table:table-cell>
          <table:table-cell office:value-type="string" table:style-name="ce2">
            <text:p>Harmonize/Backing</text:p>
          </table:table-cell>
          <table:table-cell table:number-columns-repeated="2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TheJGeilsBand_FreezeFrame_1982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Harmonize/Backing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3">
          <table:table-cell office:value-type="string" table:style-name="ce2">
            <text:p>TheKendalls_HeavensJustASinAway_1977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2">
            <text:p>TheKinks_BetterThings_1981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office:value-type="string" table:style-name="ce5">
            <text:p>Backing/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TheKinks_TillTheEndOfTheDay_1966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Backing/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TheLas_ThereSheGoes_1991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table:style-name="ce3"/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2">
            <text:p>TheMeters_LookKaPyPy_1970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Backing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3" table:style-name="ce1"/>
        </table:table-row>
        <table:table-row table:style-name="ro3">
          <table:table-cell office:value-type="string" table:style-name="ce2">
            <text:p>TheMiracles_IDontBlameYouAtAll_1971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office:value-type="string" table:style-name="ce5">
            <text:p>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table:number-columns-repeated="6" table:style-name="ce1"/>
          <table:table-cell office:value-type="float" office:value="1" table:style-name="ce1">
            <text:p>1</text:p>
          </table:table-cell>
          <table:table-cell table:number-columns-repeated="16363" table:style-name="ce1"/>
        </table:table-row>
        <table:table-row table:style-name="ro3">
          <table:table-cell office:value-type="string" table:style-name="ce2">
            <text:p>ThePolice_DontStandSoCloseToMe_1981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office:value-type="string" table:style-name="ce5">
            <text:p>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2">
            <text:p>TheRascals_PeopleGotToBeFree_1968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office:value-type="string" table:style-name="ce5">
            <text:p>Harmonize</text:p>
          </table:table-cell>
          <table:table-cell table:number-columns-repeated="3" table:style-name="ce4"/>
          <table:table-cell table:style-name="ce2"/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2">
            <text:p>TheRembrandts_Someone_1991.hum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Harmonize</text:p>
          </table:table-cell>
          <table:table-cell office:value-type="string" table:style-name="ce2">
            <text:p>Call &amp; Response</text:p>
          </table:table-cell>
          <table:table-cell table:number-columns-repeated="2" table:style-name="ce4"/>
          <table:table-cell table:style-name="ce2"/>
          <table:table-cell table:number-columns-repeated="2"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65" table:style-name="ce1"/>
        </table:table-row>
        <table:table-row table:style-name="ro3">
          <table:table-cell office:value-type="string" table:style-name="ce2">
            <text:p>TheRighteousBrothers_UnchainedMelody_1965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table:style-name="ce3"/>
          <table:table-cell table:number-columns-repeated="3" table:style-name="ce4"/>
          <table:table-cell table:style-name="ce2"/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2">
            <text:p>TheRobertCrayBand_SmokingGun_1987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table:style-name="ce3"/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6"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3" table:style-name="ce1"/>
        </table:table-row>
        <table:table-row table:style-name="ro3">
          <table:table-cell office:value-type="string" table:style-name="ce2">
            <text:p>TheRollingStones_HonkyTonkWomen_1969.hum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Harmonize</text:p>
          </table:table-cell>
          <table:table-cell office:value-type="string" table:style-name="ce2">
            <text:p>Harmonize</text:p>
          </table:table-cell>
          <table:table-cell table:number-columns-repeated="2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2">
            <text:p>TheRollingStones_MissYou_1978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office:value-type="string" table:style-name="ce5">
            <text:p>Backing/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3" table:style-name="ce1"/>
        </table:table-row>
        <table:table-row table:style-name="ro3">
          <table:table-cell office:value-type="string" table:style-name="ce2">
            <text:p>TheRollingStones_TimeIsOnMySide_1964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office:value-type="string" table:style-name="ce5">
            <text:p>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TheRollingStones_WildHorses_1971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office:value-type="string" table:style-name="ce5">
            <text:p>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table:number-columns-repeated="4" table:style-name="ce1"/>
          <table:table-cell office:value-type="float" office:value="2" table:style-name="ce1">
            <text:p>2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2">
            <text:p>TheRonettes_BeMyBaby_1963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65" table:style-name="ce1"/>
        </table:table-row>
        <table:table-row table:style-name="ro3">
          <table:table-cell office:value-type="string" table:style-name="ce2">
            <text:p>TheShirelles_WillYouLoveMeTomorrow_1961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Backing/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2">
            <text:p>TheTrammps_DiscoInferno_1977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2">
            <text:p>TheTurtles_HappyTogether_1967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office:value-type="string" table:style-name="ce5">
            <text:p>Backing/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3">
          <table:table-cell office:value-type="string" table:style-name="ce2">
            <text:p>TheWeatherGirls_ItsRainingMen_1983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office:value-type="string" table:style-name="ce5">
            <text:p>Harmonize</text:p>
          </table:table-cell>
          <table:table-cell office:value-type="string" table:style-name="ce6">
            <text:p>Call &amp; Response</text:p>
          </table:table-cell>
          <table:table-cell table:number-columns-repeated="2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2">
            <text:p>TheWho_HappyJack_1967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office:value-type="string" table:style-name="ce5">
            <text:p>Harmonize</text:p>
          </table:table-cell>
          <table:table-cell office:value-type="string" table:style-name="ce6">
            <text:p>Backing</text:p>
          </table:table-cell>
          <table:table-cell table:number-columns-repeated="2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2">
            <text:p>TheWho_PinballWizard_1969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float" office:value="1" table:style-name="ce1">
            <text:p>1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2">
            <text:p>TinaTurner_TheBest_1989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65" table:style-name="ce1"/>
        </table:table-row>
        <table:table-row table:style-name="ro3">
          <table:table-cell office:value-type="string" table:style-name="ce2">
            <text:p>TinaTurner_WeDontNeedAnotherHero_1985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Harmonize/Call &amp; Respons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3" table:style-name="ce1"/>
        </table:table-row>
        <table:table-row table:style-name="ro3">
          <table:table-cell office:value-type="string" table:style-name="ce2">
            <text:p>TinaTurner_WhatsLoveGotToDoWithIt_1984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2">
            <text:p>TomJones_ShesALady_1971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office:value-type="string" table:style-name="ce5">
            <text:p>Backing/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U2_WithOrWithoutYou_1987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office:value-type="string" table:style-name="ce5">
            <text:p>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2">
            <text:p>UB40_RedRedWine_1984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Harmonize</text:p>
          </table:table-cell>
          <table:table-cell table:number-columns-repeated="3" table:style-name="ce4"/>
          <table:table-cell table:style-name="ce2"/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2">
            <text:p>VanHalen_WhenItsLove_1988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Harmonize/Call &amp; Respons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VillagePeople_InTheNavy_1979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Harmonize/Call &amp; Respons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63" table:style-name="ce1"/>
        </table:table-row>
        <table:table-row table:style-name="ro3">
          <table:table-cell office:value-type="string" table:style-name="ce2">
            <text:p>Wham_WakeMeUpBeforeYouGoGo_1984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Harmonize</text:p>
          </table:table-cell>
          <table:table-cell office:value-type="string" table:style-name="ce6">
            <text:p>Backing</text:p>
          </table:table-cell>
          <table:table-cell table:number-columns-repeated="2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2">
            <text:p>Whitesnake_HereIGoAgain_1987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2">
            <text:p>WilsonPhillips_HoldOn_1990.hum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Harmonize</text:p>
          </table:table-cell>
          <table:table-cell office:value-type="string" table:style-name="ce2">
            <text:p>Harmonize</text:p>
          </table:table-cell>
          <table:table-cell table:number-columns-repeated="2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63" table:style-name="ce1"/>
        </table:table-row>
        <table:table-row table:style-name="ro5">
          <table:table-cell table:number-columns-repeated="3" table:style-name="ce1"/>
          <table:table-cell table:style-name="ce2"/>
          <table:table-cell table:number-columns-repeated="3" table:style-name="ce1"/>
          <table:table-cell table:style-name="ce2"/>
          <table:table-cell office:value-type="float" office:value="199" table:formula="of:=SUM([.I1:.I215])" table:style-name="ce1">
            <text:p>199</text:p>
          </table:table-cell>
          <table:table-cell office:value-type="float" office:value="8" table:formula="of:=SUM([.J1:.J215])" table:style-name="ce1">
            <text:p>8</text:p>
          </table:table-cell>
          <table:table-cell office:value-type="float" office:value="620" table:formula="of:=SUM([.K1:.K215])" table:style-name="ce1">
            <text:p>620</text:p>
          </table:table-cell>
          <table:table-cell office:value-type="float" office:value="97" table:formula="of:=SUM([.L1:.L215])" table:style-name="ce1">
            <text:p>97</text:p>
          </table:table-cell>
          <table:table-cell office:value-type="float" office:value="74" table:formula="of:=SUM([.M1:.M215])" table:style-name="ce1">
            <text:p>74</text:p>
          </table:table-cell>
          <table:table-cell office:value-type="float" office:value="594" table:formula="of:=SUM([.N1:.N215])" table:style-name="ce1">
            <text:p>594</text:p>
          </table:table-cell>
          <table:table-cell office:value-type="float" office:value="9" table:formula="of:=SUM([.O1:.O215])" table:style-name="ce1">
            <text:p>9</text:p>
          </table:table-cell>
          <table:table-cell office:value-type="float" office:value="114" table:formula="of:=SUM([.P1:.P215])" table:style-name="ce1">
            <text:p>114</text:p>
          </table:table-cell>
          <table:table-cell office:value-type="float" office:value="101" table:formula="of:=SUM([.Q1:.Q215])" table:style-name="ce1">
            <text:p>101</text:p>
          </table:table-cell>
          <table:table-cell office:value-type="float" office:value="33" table:formula="of:=SUM([.R1:.R215])" table:style-name="ce1">
            <text:p>33</text:p>
          </table:table-cell>
          <table:table-cell office:value-type="float" office:value="109" table:formula="of:=SUM([.S1:.S215])" table:style-name="ce1">
            <text:p>109</text:p>
          </table:table-cell>
          <table:table-cell office:value-type="float" office:value="88" table:formula="of:=SUM([.T1:.T215])" table:style-name="ce1">
            <text:p>88</text:p>
          </table:table-cell>
          <table:table-cell office:value-type="float" office:value="82" table:formula="of:=SUM([.U1:.U215])" table:style-name="ce1">
            <text:p>82</text:p>
          </table:table-cell>
          <table:table-cell office:value-type="float" office:value="7" table:formula="of:=SUM([.V1:.V215])" table:style-name="ce1">
            <text:p>7</text:p>
          </table:table-cell>
          <table:table-cell office:value-type="float" office:value="4" table:formula="of:=SUM([.W1:.W215])" table:style-name="ce1">
            <text:p>4</text:p>
          </table:table-cell>
          <table:table-cell office:value-type="float" office:value="1" table:formula="of:=SUM([.X1:.X215])" table:style-name="ce1">
            <text:p>1</text:p>
          </table:table-cell>
          <table:table-cell table:number-columns-repeated="16360"/>
        </table:table-row>
        <table:table-row table:number-rows-repeated="1048360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26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 Excel Online</meta:generator>
    <dc:title/>
    <dc:description/>
    <dc:subject/>
    <meta:initial-creator>Matt</meta:initial-creator>
    <dc:creator/>
    <meta:creation-date>2022-02-18T17:45:52Z</meta:creation-date>
    <dc:date>2022-04-06T23:40:05Z</dc:date>
    <meta:user-defined meta:name="ContentTypeId">0x0101004FEEDC8AEDCB2F489E133CFF2A1D11B6</meta:user-defined>
  </office:meta>
</office:document-meta>
</file>